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LoaderInternalTIFF.loadImage( ImageInfo info , Map hints , ImageSessionContext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ageLoaderInternalTIFF.getTarge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LoaderInternalTIFF.ImageLoaderInternalTI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